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p text:style-name="P1">Mrs Uma Thileepan</text:p>
      <text:p text:style-name="Normal">Top driver by miles</text:p>
      <text:p text:style-name="Normal"><draw:frame draw:style-name="a0" draw:name="Chart 1" text:anchor-type="as-char" svg:x="0in" svg:y="0in" svg:width="5.18333in" svg:height="3.6125in" style:rel-width="scale" style:rel-height="scale"><draw:object xlink:href="Object 1/" xlink:type="simple" xlink:show="embed" xlink:actuate="onLoad"/><svg:title/><svg:desc/></draw:frame></text:p>
      <text:p text:style-name="Normal"/>
      <text:p text:style-name="Normal">Scatter chart for the car inventory – Miles on each car</text:p>
      <text:p text:style-name="Normal"><draw:frame draw:style-name="a1" draw:name="Chart 2" text:anchor-type="as-char" svg:x="0in" svg:y="0in" svg:width="5in" svg:height="3in" style:rel-width="scale" style:rel-height="scale"><draw:object xlink:href="Object 2/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laxshni Thileepan</meta:initial-creator>
    <dc:creator>Thilaxshni Thileepan</dc:creator>
    <meta:creation-date>2021-08-26T17:55:00Z</meta:creation-date>
    <dc:date>2021-08-26T18:01:00Z</dc:date>
    <meta:template xlink:href="Normal.dotm" xlink:type="simple"/>
    <meta:editing-cycles>1</meta:editing-cycles>
    <meta:editing-duration>PT300S</meta:editing-duration>
    <meta:document-statistic meta:page-count="1" meta:paragraph-count="1" meta:word-count="14" meta:character-count="99" meta:row-count="1" meta:non-whitespace-character-count="8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0.1pt" svg:width="373.2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8" chart:class="chart:bar" chart:attached-axis="primary-y" chart:style-name="G0S0"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rd</text:p>
            </table:table-cell>
            <table:table-cell office:value-type="float" office:value="144647.69999999998"/>
          </table:table-row>
          <table:table-row>
            <table:table-cell office:value-type="string">
              <text:p>Chan</text:p>
            </table:table-cell>
            <table:table-cell office:value-type="float" office:value="150656.40000000002"/>
          </table:table-row>
          <table:table-row>
            <table:table-cell office:value-type="string">
              <text:p>Ewenty</text:p>
            </table:table-cell>
            <table:table-cell office:value-type="float" office:value="154427.9"/>
          </table:table-row>
          <table:table-row>
            <table:table-cell office:value-type="string">
              <text:p>Gaul</text:p>
            </table:table-cell>
            <table:table-cell office:value-type="float" office:value="179986"/>
          </table:table-row>
          <table:table-row>
            <table:table-cell office:value-type="string">
              <text:p>Howard</text:p>
            </table:table-cell>
            <table:table-cell office:value-type="float" office:value="143640.70000000001"/>
          </table:table-row>
          <table:table-row>
            <table:table-cell office:value-type="string">
              <text:p>Hulinski</text:p>
            </table:table-cell>
            <table:table-cell office:value-type="float" office:value="135078.20000000001"/>
          </table:table-row>
          <table:table-row>
            <table:table-cell office:value-type="string">
              <text:p>Jones</text:p>
            </table:table-cell>
            <table:table-cell office:value-type="float" office:value="184693.8"/>
          </table:table-row>
          <table:table-row>
            <table:table-cell office:value-type="string">
              <text:p>Lyon</text:p>
            </table:table-cell>
            <table:table-cell office:value-type="float" office:value="127731.3"/>
          </table:table-row>
          <table:table-row>
            <table:table-cell office:value-type="string">
              <text:p>McCall</text:p>
            </table:table-cell>
            <table:table-cell office:value-type="float" office:value="70964.899999999994"/>
          </table:table-row>
          <table:table-row>
            <table:table-cell office:value-type="string">
              <text:p>Praulty</text:p>
            </table:table-cell>
            <table:table-cell office:value-type="float" office:value="65315"/>
          </table:table-row>
          <table:table-row>
            <table:table-cell office:value-type="string">
              <text:p>Rodriguez</text:p>
            </table:table-cell>
            <table:table-cell office:value-type="float" office:value="138561.5"/>
          </table:table-row>
          <table:table-row>
            <table:table-cell office:value-type="string">
              <text:p>Santos</text:p>
            </table:table-cell>
            <table:table-cell office:value-type="float" office:value="141229.4"/>
          </table:table-row>
          <table:table-row>
            <table:table-cell office:value-type="string">
              <text:p>Smith</text:p>
            </table:table-cell>
            <table:table-cell office:value-type="float" office:value="305432.40000000002"/>
          </table:table-row>
          <table:table-row>
            <table:table-cell office:value-type="string">
              <text:p>Swartz</text:p>
            </table:table-cell>
            <table:table-cell office:value-type="float" office:value="177713.9"/>
          </table:table-row>
          <table:table-row>
            <table:table-cell office:value-type="string">
              <text:p>Torrens</text:p>
            </table:table-cell>
            <table:table-cell office:value-type="float" office:value="65964.899999999994"/>
          </table:table-row>
          <table:table-row>
            <table:table-cell office:value-type="string">
              <text:p>Vizzini</text:p>
            </table:table-cell>
            <table:table-cell office:value-type="float" office:value="130601.59999999999"/>
          </table:table-row>
          <table:table-row>
            <table:table-cell office:value-type="string">
              <text:p>Yousef</text:p>
            </table:table-cell>
            <table:table-cell office:value-type="float" office:value="19341.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36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<text:s text:c="1"/>Miles<text:s text:c="1"/></text:p>
        </chart:title>
        <chart:plot-area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Age of the car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Miles Driven</text:p>
            </chart:title>
            <chart:grid chart:class="major" chart:style-name="GMa1"/>
          </chart:axis>
          <chart:series chart:label-cell-address="local-table.$C$1" chart:values-cell-range-address="local-table.$C$2:.$C$66" chart:class="chart:scatter" chart:attached-axis="primary-y" chart:style-name="G0S0">
            <chart:domain table:cell-range-address="local-table.$B$2:.$B$6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 Miles </text:p>
              </table:table-cell>
            </table:table-row>
          </table:table-header-rows>
          <table:table-row>
            <table:table-cell office:value-type="string">
              <text:p>7</text:p>
            </table:table-cell>
            <table:table-cell office:value-type="float" office:value="1"/>
            <table:table-cell office:value-type="float" office:value="3708.1"/>
          </table:table-row>
          <table:table-row>
            <table:table-cell office:value-type="string">
              <text:p>8</text:p>
            </table:table-cell>
            <table:table-cell office:value-type="float" office:value="2"/>
            <table:table-cell office:value-type="float" office:value="13682.9"/>
          </table:table-row>
          <table:table-row>
            <table:table-cell office:value-type="string">
              <text:p>8</text:p>
            </table:table-cell>
            <table:table-cell office:value-type="float" office:value="3"/>
            <table:table-cell office:value-type="float" office:value="13867.6"/>
          </table:table-row>
          <table:table-row>
            <table:table-cell office:value-type="string">
              <text:p>7</text:p>
            </table:table-cell>
            <table:table-cell office:value-type="float" office:value="4"/>
            <table:table-cell office:value-type="float" office:value="14289.6"/>
          </table:table-row>
          <table:table-row>
            <table:table-cell office:value-type="string">
              <text:p>11</text:p>
            </table:table-cell>
            <table:table-cell office:value-type="float" office:value="5"/>
            <table:table-cell office:value-type="float" office:value="22573"/>
          </table:table-row>
          <table:table-row>
            <table:table-cell office:value-type="string">
              <text:p>9</text:p>
            </table:table-cell>
            <table:table-cell office:value-type="float" office:value="6"/>
            <table:table-cell office:value-type="float" office:value="19341.7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19421.099999999999"/>
          </table:table-row>
          <table:table-row>
            <table:table-cell office:value-type="string">
              <text:p>12</text:p>
            </table:table-cell>
            <table:table-cell office:value-type="float" office:value="8"/>
            <table:table-cell office:value-type="float" office:value="28464.799999999999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22128.2"/>
          </table:table-row>
          <table:table-row>
            <table:table-cell office:value-type="string">
              <text:p>7</text:p>
            </table:table-cell>
            <table:table-cell office:value-type="float" office:value="10"/>
            <table:table-cell office:value-type="float" office:value="17556.3"/>
          </table:table-row>
          <table:table-row>
            <table:table-cell office:value-type="string">
              <text:p>9</text:p>
            </table:table-cell>
            <table:table-cell office:value-type="float" office:value="11"/>
            <table:table-cell office:value-type="float" office:value="22282"/>
          </table:table-row>
          <table:table-row>
            <table:table-cell office:value-type="string">
              <text:p>8</text:p>
            </table:table-cell>
            <table:table-cell office:value-type="float" office:value="12"/>
            <table:table-cell office:value-type="float" office:value="20223.900000000001"/>
          </table:table-row>
          <table:table-row>
            <table:table-cell office:value-type="string">
              <text:p>9</text:p>
            </table:table-cell>
            <table:table-cell office:value-type="float" office:value="13"/>
            <table:table-cell office:value-type="float" office:value="24513.200000000001"/>
          </table:table-row>
          <table:table-row>
            <table:table-cell office:value-type="string">
              <text:p>15</text:p>
            </table:table-cell>
            <table:table-cell office:value-type="float" office:value="14"/>
            <table:table-cell office:value-type="float" office:value="40326.800000000003"/>
          </table:table-row>
          <table:table-row>
            <table:table-cell office:value-type="string">
              <text:p>10</text:p>
            </table:table-cell>
            <table:table-cell office:value-type="float" office:value="15"/>
            <table:table-cell office:value-type="float" office:value="27394.2"/>
          </table:table-row>
          <table:table-row>
            <table:table-cell office:value-type="string">
              <text:p>8</text:p>
            </table:table-cell>
            <table:table-cell office:value-type="float" office:value="16"/>
            <table:table-cell office:value-type="float" office:value="22188.5"/>
          </table:table-row>
          <table:table-row>
            <table:table-cell office:value-type="string">
              <text:p>8</text:p>
            </table:table-cell>
            <table:table-cell office:value-type="float" office:value="17"/>
            <table:table-cell office:value-type="float" office:value="22521.599999999999"/>
          </table:table-row>
          <table:table-row>
            <table:table-cell office:value-type="string">
              <text:p>13</text:p>
            </table:table-cell>
            <table:table-cell office:value-type="float" office:value="18"/>
            <table:table-cell office:value-type="float" office:value="36438.5"/>
          </table:table-row>
          <table:table-row>
            <table:table-cell office:value-type="string">
              <text:p>11</text:p>
            </table:table-cell>
            <table:table-cell office:value-type="float" office:value="19"/>
            <table:table-cell office:value-type="float" office:value="31144.400000000001"/>
          </table:table-row>
          <table:table-row>
            <table:table-cell office:value-type="string">
              <text:p>10</text:p>
            </table:table-cell>
            <table:table-cell office:value-type="float" office:value="20"/>
            <table:table-cell office:value-type="float" office:value="29102.3"/>
          </table:table-row>
          <table:table-row>
            <table:table-cell office:value-type="string">
              <text:p>13</text:p>
            </table:table-cell>
            <table:table-cell office:value-type="float" office:value="21"/>
            <table:table-cell office:value-type="float" office:value="37558.800000000003"/>
          </table:table-row>
          <table:table-row>
            <table:table-cell office:value-type="string">
              <text:p>12</text:p>
            </table:table-cell>
            <table:table-cell office:value-type="float" office:value="22"/>
            <table:table-cell office:value-type="float" office:value="35137"/>
          </table:table-row>
          <table:table-row>
            <table:table-cell office:value-type="string">
              <text:p>15</text:p>
            </table:table-cell>
            <table:table-cell office:value-type="float" office:value="23"/>
            <table:table-cell office:value-type="float" office:value="44974.8"/>
          </table:table-row>
          <table:table-row>
            <table:table-cell office:value-type="string">
              <text:p>14</text:p>
            </table:table-cell>
            <table:table-cell office:value-type="float" office:value="24"/>
            <table:table-cell office:value-type="float" office:value="42074.2"/>
          </table:table-row>
          <table:table-row>
            <table:table-cell office:value-type="string">
              <text:p>10</text:p>
            </table:table-cell>
            <table:table-cell office:value-type="float" office:value="25"/>
            <table:table-cell office:value-type="float" office:value="30555.3"/>
          </table:table-row>
          <table:table-row>
            <table:table-cell office:value-type="string">
              <text:p>11</text:p>
            </table:table-cell>
            <table:table-cell office:value-type="float" office:value="26"/>
            <table:table-cell office:value-type="float" office:value="33477.199999999997"/>
          </table:table-row>
          <table:table-row>
            <table:table-cell office:value-type="string">
              <text:p>15</text:p>
            </table:table-cell>
            <table:table-cell office:value-type="float" office:value="27"/>
            <table:table-cell office:value-type="float" office:value="46311.4"/>
          </table:table-row>
          <table:table-row>
            <table:table-cell office:value-type="string">
              <text:p>17</text:p>
            </table:table-cell>
            <table:table-cell office:value-type="float" office:value="28"/>
            <table:table-cell office:value-type="float" office:value="52699.4"/>
          </table:table-row>
          <table:table-row>
            <table:table-cell office:value-type="string">
              <text:p>9</text:p>
            </table:table-cell>
            <table:table-cell office:value-type="float" office:value="29"/>
            <table:table-cell office:value-type="float" office:value="29601.9"/>
          </table:table-row>
          <table:table-row>
            <table:table-cell office:value-type="string">
              <text:p>13</text:p>
            </table:table-cell>
            <table:table-cell office:value-type="float" office:value="30"/>
            <table:table-cell office:value-type="float" office:value="42504.6"/>
          </table:table-row>
          <table:table-row>
            <table:table-cell office:value-type="string">
              <text:p>8</text:p>
            </table:table-cell>
            <table:table-cell office:value-type="float" office:value="31"/>
            <table:table-cell office:value-type="float" office:value="27534.799999999999"/>
          </table:table-row>
          <table:table-row>
            <table:table-cell office:value-type="string">
              <text:p>8</text:p>
            </table:table-cell>
            <table:table-cell office:value-type="float" office:value="32"/>
            <table:table-cell office:value-type="float" office:value="27637.1"/>
          </table:table-row>
          <table:table-row>
            <table:table-cell office:value-type="string">
              <text:p>19</text:p>
            </table:table-cell>
            <table:table-cell office:value-type="float" office:value="33"/>
            <table:table-cell office:value-type="float" office:value="64467.4"/>
          </table:table-row>
          <table:table-row>
            <table:table-cell office:value-type="string">
              <text:p>13</text:p>
            </table:table-cell>
            <table:table-cell office:value-type="float" office:value="34"/>
            <table:table-cell office:value-type="float" office:value="44946.5"/>
          </table:table-row>
          <table:table-row>
            <table:table-cell office:value-type="string">
              <text:p>20</text:p>
            </table:table-cell>
            <table:table-cell office:value-type="float" office:value="35"/>
            <table:table-cell office:value-type="float" office:value="68658.899999999994"/>
          </table:table-row>
          <table:table-row>
            <table:table-cell office:value-type="string">
              <text:p>15</text:p>
            </table:table-cell>
            <table:table-cell office:value-type="float" office:value="36"/>
            <table:table-cell office:value-type="float" office:value="52229.5"/>
          </table:table-row>
          <table:table-row>
            <table:table-cell office:value-type="string">
              <text:p>20</text:p>
            </table:table-cell>
            <table:table-cell office:value-type="float" office:value="37"/>
            <table:table-cell office:value-type="float" office:value="69891.899999999994"/>
          </table:table-row>
          <table:table-row>
            <table:table-cell office:value-type="string">
              <text:p>19</text:p>
            </table:table-cell>
            <table:table-cell office:value-type="float" office:value="38"/>
            <table:table-cell office:value-type="float" office:value="67829.100000000006"/>
          </table:table-row>
          <table:table-row>
            <table:table-cell office:value-type="string">
              <text:p>14</text:p>
            </table:table-cell>
            <table:table-cell office:value-type="float" office:value="39"/>
            <table:table-cell office:value-type="float" office:value="50854.1"/>
          </table:table-row>
          <table:table-row>
            <table:table-cell office:value-type="string">
              <text:p>22</text:p>
            </table:table-cell>
            <table:table-cell office:value-type="float" office:value="40"/>
            <table:table-cell office:value-type="float" office:value="79420.600000000006"/>
          </table:table-row>
          <table:table-row>
            <table:table-cell office:value-type="string">
              <text:p>23</text:p>
            </table:table-cell>
            <table:table-cell office:value-type="float" office:value="41"/>
            <table:table-cell office:value-type="float" office:value="83162.7"/>
          </table:table-row>
          <table:table-row>
            <table:table-cell office:value-type="string">
              <text:p>21</text:p>
            </table:table-cell>
            <table:table-cell office:value-type="float" office:value="42"/>
            <table:table-cell office:value-type="float" office:value="77243.100000000006"/>
          </table:table-row>
          <table:table-row>
            <table:table-cell office:value-type="string">
              <text:p>16</text:p>
            </table:table-cell>
            <table:table-cell office:value-type="float" office:value="43"/>
            <table:table-cell office:value-type="float" office:value="60389.5"/>
          </table:table-row>
          <table:table-row>
            <table:table-cell office:value-type="string">
              <text:p>22</text:p>
            </table:table-cell>
            <table:table-cell office:value-type="float" office:value="44"/>
            <table:table-cell office:value-type="float" office:value="82374"/>
          </table:table-row>
          <table:table-row>
            <table:table-cell office:value-type="string">
              <text:p>17</text:p>
            </table:table-cell>
            <table:table-cell office:value-type="float" office:value="45"/>
            <table:table-cell office:value-type="float" office:value="64542"/>
          </table:table-row>
          <table:table-row>
            <table:table-cell office:value-type="string">
              <text:p>21</text:p>
            </table:table-cell>
            <table:table-cell office:value-type="float" office:value="46"/>
            <table:table-cell office:value-type="float" office:value="80685.8"/>
          </table:table-row>
          <table:table-row>
            <table:table-cell office:value-type="string">
              <text:p>12</text:p>
            </table:table-cell>
            <table:table-cell office:value-type="float" office:value="47"/>
            <table:table-cell office:value-type="float" office:value="48114.2"/>
          </table:table-row>
          <table:table-row>
            <table:table-cell office:value-type="string">
              <text:p>18</text:p>
            </table:table-cell>
            <table:table-cell office:value-type="float" office:value="48"/>
            <table:table-cell office:value-type="float" office:value="73444.399999999994"/>
          </table:table-row>
          <table:table-row>
            <table:table-cell office:value-type="string">
              <text:p>23</text:p>
            </table:table-cell>
            <table:table-cell office:value-type="float" office:value="49"/>
            <table:table-cell office:value-type="float" office:value="93382.6"/>
          </table:table-row>
          <table:table-row>
            <table:table-cell office:value-type="string">
              <text:p>21</text:p>
            </table:table-cell>
            <table:table-cell office:value-type="float" office:value="50"/>
            <table:table-cell office:value-type="float" office:value="85928"/>
          </table:table-row>
          <table:table-row>
            <table:table-cell office:value-type="string">
              <text:p>17</text:p>
            </table:table-cell>
            <table:table-cell office:value-type="float" office:value="51"/>
            <table:table-cell office:value-type="float" office:value="72527.199999999997"/>
          </table:table-row>
          <table:table-row>
            <table:table-cell office:value-type="string">
              <text:p>25</text:p>
            </table:table-cell>
            <table:table-cell office:value-type="float" office:value="52"/>
            <table:table-cell office:value-type="float" office:value="114660.6"/>
          </table:table-row>
          <table:table-row>
            <table:table-cell office:value-type="string">
              <text:p/>
            </table:table-cell>
            <table:table-cell office:value-type="float" office:value="53"/>
            <table:table-cell/>
          </table:table-row>
          <table:table-row>
            <table:table-cell office:value-type="string">
              <text:p/>
            </table:table-cell>
            <table:table-cell office:value-type="float" office:value="54"/>
            <table:table-cell/>
          </table:table-row>
          <table:table-row>
            <table:table-cell office:value-type="string">
              <text:p>Camrey</text:p>
            </table:table-cell>
            <table:table-cell office:value-type="float" office:value="55"/>
            <table:table-cell/>
          </table:table-row>
          <table:table-row>
            <table:table-cell office:value-type="string">
              <text:p>Caravan</text:p>
            </table:table-cell>
            <table:table-cell office:value-type="float" office:value="56"/>
            <table:table-cell/>
          </table:table-row>
          <table:table-row>
            <table:table-cell office:value-type="string">
              <text:p>Civic</text:p>
            </table:table-cell>
            <table:table-cell office:value-type="float" office:value="57"/>
            <table:table-cell/>
          </table:table-row>
          <table:table-row>
            <table:table-cell office:value-type="string">
              <text:p>Camero</text:p>
            </table:table-cell>
            <table:table-cell office:value-type="float" office:value="58"/>
            <table:table-cell/>
          </table:table-row>
          <table:table-row>
            <table:table-cell office:value-type="string">
              <text:p>Corola</text:p>
            </table:table-cell>
            <table:table-cell office:value-type="float" office:value="59"/>
            <table:table-cell/>
          </table:table-row>
          <table:table-row>
            <table:table-cell office:value-type="string">
              <text:p>Elantra</text:p>
            </table:table-cell>
            <table:table-cell office:value-type="float" office:value="60"/>
            <table:table-cell/>
          </table:table-row>
          <table:table-row>
            <table:table-cell office:value-type="string">
              <text:p>Focus</text:p>
            </table:table-cell>
            <table:table-cell office:value-type="float" office:value="61"/>
            <table:table-cell/>
          </table:table-row>
          <table:table-row>
            <table:table-cell office:value-type="string">
              <text:p>Mustang</text:p>
            </table:table-cell>
            <table:table-cell office:value-type="float" office:value="62"/>
            <table:table-cell/>
          </table:table-row>
          <table:table-row>
            <table:table-cell office:value-type="string">
              <text:p>Odyssey</text:p>
            </table:table-cell>
            <table:table-cell office:value-type="float" office:value="63"/>
            <table:table-cell/>
          </table:table-row>
          <table:table-row>
            <table:table-cell office:value-type="string">
              <text:p>PT Cruiser</text:p>
            </table:table-cell>
            <table:table-cell office:value-type="float" office:value="64"/>
            <table:table-cell/>
          </table:table-row>
          <table:table-row>
            <table:table-cell office:value-type="string">
              <text:p>Silverado</text:p>
            </table:table-cell>
            <table:table-cell office:value-type="float" office:value="65"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